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A000000FAD5AE35E2.png" manifest:media-type=""/>
  <manifest:file-entry manifest:full-path="Pictures/100000000000014D0000031596FD64DC.png" manifest:media-type=""/>
  <manifest:file-entry manifest:full-path="Pictures/10000000000006900000003052196C63.png" manifest:media-type=""/>
  <manifest:file-entry manifest:full-path="Pictures/10000000000006900000005A3554E652.png" manifest:media-type=""/>
  <manifest:file-entry manifest:full-path="Pictures/10000201000001D9000000B152374F1B.png" manifest:media-type=""/>
  <manifest:file-entry manifest:full-path="Pictures/100002010000069000000030FB2F82A9.png" manifest:media-type=""/>
  <manifest:file-entry manifest:full-path="Pictures/10000000000006900000041A7B2B542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draw:fill-image-width="0cm" draw:fill-image-height="0cm" style:repeat="repeat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6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wrap"/>
    </style:style>
    <style:style style:name="gr4" style:family="graphic" style:parent-style-name="standard" style:list-style-name="L6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6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6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6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6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6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6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6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6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6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Standard-notes">
      <style:graphic-properties draw:stroke="none" draw:fill="none" draw:fill-color="#ffffff" fo:min-height="11.432cm"/>
    </style:style>
    <style:style style:name="pr2" style:family="presentation" style:parent-style-name="Titre1-title">
      <style:graphic-properties draw:stroke="none" draw:fill="none" draw:fill-color="#ffffff" draw:textarea-horizontal-align="justify" draw:textarea-vertical-align="bottom" draw:auto-grow-height="true" draw:auto-grow-width="false" fo:min-height="8.291cm" fo:min-width="0cm" fo:padding-top="0.141cm" fo:padding-bottom="0.141cm" fo:padding-left="0.141cm" fo:padding-right="0.141cm" fo:wrap-option="wrap"/>
    </style:style>
    <style:style style:name="pr3" style:family="presentation" style:parent-style-name="Titre1-outline1">
      <style:graphic-properties draw:stroke="none" draw:fill="none" draw:fill-color="#ffffff" draw:textarea-horizontal-align="justify" draw:textarea-vertical-align="top" draw:auto-grow-height="true" draw:auto-grow-width="false" fo:min-height="7.762cm" fo:min-width="0cm" fo:padding-top="0.141cm" fo:padding-bottom="0.141cm" fo:padding-left="0.141cm" fo:padding-right="0.141cm" fo:wrap-option="wrap"/>
    </style:style>
    <style:style style:name="pr4" style:family="presentation" style:parent-style-name="Titre1-notes">
      <style:graphic-properties draw:stroke="none" draw:fill="none" draw:fill-color="#ffffff" fo:min-height="11.432cm"/>
    </style:style>
    <style:style style:name="pr5" style:family="presentation" style:parent-style-name="Titre2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5.419cm" fo:min-width="0cm" fo:padding-top="0.141cm" fo:padding-bottom="0.141cm" fo:padding-left="0.141cm" fo:padding-right="0.462cm" fo:wrap-option="wrap" draw:shadow-color="#808080"/>
    </style:style>
    <style:style style:name="pr6" style:family="presentation" style:parent-style-name="Titre2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9.118cm" fo:min-width="0cm" fo:padding-top="0.141cm" fo:padding-bottom="0.141cm" fo:padding-left="0.141cm" fo:padding-right="0.462cm" fo:wrap-option="wrap" draw:shadow-color="#808080"/>
    </style:style>
    <style:style style:name="pr7" style:family="presentation" style:parent-style-name="Titre2-notes">
      <style:graphic-properties draw:stroke="none" draw:fill="none" draw:fill-color="#ffffff" draw:auto-grow-height="true" fo:min-height="11.427cm"/>
    </style:style>
    <style:style style:name="pr8" style:family="presentation" style:parent-style-name="Titre2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5.419cm" fo:min-width="0cm" fo:padding-top="0.141cm" fo:padding-bottom="0.141cm" fo:padding-left="0.141cm" fo:padding-right="0.462cm" fo:wrap-option="wrap" draw:shadow-color="#808080"/>
    </style:style>
    <style:style style:name="pr9" style:family="presentation" style:parent-style-name="Titre2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6.726cm" fo:min-width="0cm" fo:padding-top="0.141cm" fo:padding-bottom="0.141cm" fo:padding-left="0.141cm" fo:padding-right="0.462cm" fo:wrap-option="wrap" draw:shadow-color="#808080"/>
    </style:style>
    <style:style style:name="pr10" style:family="presentation" style:parent-style-name="Titre2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4.054cm" fo:min-width="0cm" fo:padding-top="0.141cm" fo:padding-bottom="0.141cm" fo:padding-left="0.141cm" fo:padding-right="0.462cm" fo:wrap-option="wrap" draw:shadow-color="#808080"/>
    </style:style>
    <style:style style:name="pr11" style:family="presentation" style:parent-style-name="Titre2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6.726cm" fo:min-width="0cm" fo:padding-top="0.141cm" fo:padding-bottom="0.141cm" fo:padding-left="0.141cm" fo:padding-right="0.462cm" fo:wrap-option="wrap" draw:shadow-color="#808080"/>
    </style:style>
    <style:style style:name="pr12" style:family="presentation" style:parent-style-name="Titre2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3.293cm" fo:min-width="0cm" fo:padding-top="0.141cm" fo:padding-bottom="0.141cm" fo:padding-left="0.141cm" fo:padding-right="0.462cm" fo:wrap-option="wrap" draw:shadow-color="#808080"/>
    </style:style>
    <style:style style:name="pr13" style:family="presentation" style:parent-style-name="Titre2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7.204cm" fo:min-width="0cm" fo:padding-top="0.141cm" fo:padding-bottom="0.141cm" fo:padding-left="0.141cm" fo:padding-right="0.462cm" fo:wrap-option="wrap" draw:shadow-color="#808080"/>
    </style:style>
    <style:style style:name="pr14" style:family="presentation" style:parent-style-name="Titre2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3.264cm" fo:min-width="0cm" fo:padding-top="0.141cm" fo:padding-bottom="0.141cm" fo:padding-left="0.141cm" fo:padding-right="0.462cm" fo:wrap-option="wrap" draw:shadow-color="#808080"/>
    </style:style>
    <style:style style:name="pr15" style:family="presentation" style:parent-style-name="Titre2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7.328cm" fo:min-width="0cm" fo:padding-top="0.141cm" fo:padding-bottom="0.141cm" fo:padding-left="0.141cm" fo:padding-right="0.462cm" fo:wrap-option="wrap" draw:shadow-color="#808080"/>
    </style:style>
    <style:style style:name="pr16" style:family="presentation" style:parent-style-name="Titre2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3.264cm" fo:min-width="0cm" fo:padding-top="0.141cm" fo:padding-bottom="0.141cm" fo:padding-left="0.141cm" fo:padding-right="0.462cm" fo:wrap-option="wrap" draw:shadow-color="#808080"/>
    </style:style>
    <style:style style:name="pr17" style:family="presentation" style:parent-style-name="Titre2-outline1" style:list-style-name="L10">
      <style:graphic-properties draw:stroke="none" draw:fill="none" draw:fill-color="#ffffff" draw:textarea-horizontal-align="justify" draw:textarea-vertical-align="top" draw:auto-grow-height="true" draw:auto-grow-width="false" fo:min-height="17.304cm" fo:min-width="0cm" fo:padding-top="0.141cm" fo:padding-bottom="0.141cm" fo:padding-left="0.141cm" fo:padding-right="0.462cm" fo:wrap-option="wrap" draw:shadow-color="#808080"/>
    </style:style>
    <style:style style:name="pr18" style:family="presentation" style:parent-style-name="Titre2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3.072cm" fo:min-width="0cm" fo:padding-top="0.141cm" fo:padding-bottom="0.141cm" fo:padding-left="0.141cm" fo:padding-right="0.462cm" fo:wrap-option="wrap" draw:shadow-color="#808080"/>
    </style:style>
    <style:style style:name="pr19" style:family="presentation" style:parent-style-name="Titre2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7.304cm" fo:min-width="0cm" fo:padding-top="0.141cm" fo:padding-bottom="0.141cm" fo:padding-left="0.141cm" fo:padding-right="0.462cm" fo:wrap-option="wrap" draw:shadow-color="#808080"/>
    </style:style>
    <style:style style:name="pr20" style:family="presentation" style:parent-style-name="Titre2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5.419cm" fo:min-width="0cm" fo:padding-top="0.141cm" fo:padding-bottom="0.141cm" fo:padding-left="0.141cm" fo:padding-right="0.462cm" fo:wrap-option="wrap" draw:shadow-color="#808080"/>
    </style:style>
    <style:style style:name="pr21" style:family="presentation" style:parent-style-name="Titre2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7.309cm" fo:min-width="0cm" fo:padding-top="0.141cm" fo:padding-bottom="0.141cm" fo:padding-left="0.141cm" fo:padding-right="0.462cm" fo:wrap-option="wrap" draw:shadow-color="#808080"/>
    </style:style>
    <style:style style:name="pr22" style:family="presentation" style:parent-style-name="Titre2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3.543cm" fo:min-width="0cm" fo:padding-top="0.141cm" fo:padding-bottom="0.141cm" fo:padding-left="0.141cm" fo:padding-right="0.462cm" fo:wrap-option="wrap" draw:shadow-color="#808080"/>
    </style:style>
    <style:style style:name="pr23" style:family="presentation" style:parent-style-name="Titre2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9.462cm" fo:min-width="0cm" fo:padding-top="0.141cm" fo:padding-bottom="0.141cm" fo:padding-left="0.141cm" fo:padding-right="0.462cm" fo:wrap-option="wrap" draw:shadow-color="#808080"/>
    </style:style>
    <style:style style:name="pr24" style:family="presentation" style:parent-style-name="Titre2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7.862cm" fo:min-width="0cm" fo:padding-top="0.141cm" fo:padding-bottom="0.141cm" fo:padding-left="0.141cm" fo:padding-right="0.462cm" fo:wrap-option="wrap" draw:shadow-color="#808080"/>
    </style:style>
    <style:style style:name="pr25" style:family="presentation" style:parent-style-name="Titre2-title">
      <style:graphic-properties draw:auto-grow-height="true" fo:min-height="5.419cm"/>
    </style:style>
    <style:style style:name="pr26" style:family="presentation" style:parent-style-name="Titre2-outline1">
      <style:graphic-properties fo:min-height="17.711cm"/>
    </style:style>
    <style:style style:name="pr27" style:family="presentation" style:parent-style-name="Titre2-notes">
      <style:graphic-properties draw:fill-color="#ffffff" draw:auto-grow-height="true" fo:min-height="11.427cm"/>
    </style:style>
    <style:style style:name="pr28" style:family="presentation" style:parent-style-name="Titre2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872cm" fo:min-width="0cm" fo:padding-top="0.141cm" fo:padding-bottom="0.141cm" fo:padding-left="0.141cm" fo:padding-right="0.462cm" fo:wrap-option="wrap" draw:shadow-color="#808080"/>
    </style:style>
    <style:style style:name="pr29" style:family="presentation" style:parent-style-name="Titre2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7.304cm" fo:min-width="0cm" fo:padding-top="0.141cm" fo:padding-bottom="0.141cm" fo:padding-left="0.141cm" fo:padding-right="0.462cm" fo:wrap-option="wrap" draw:shadow-color="#808080"/>
    </style:style>
    <style:style style:name="pr30" style:family="presentation" style:parent-style-name="Titre2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5.419cm" fo:min-width="0cm" fo:padding-top="0.141cm" fo:padding-bottom="0.141cm" fo:padding-left="0.141cm" fo:padding-right="0.462cm" fo:wrap-option="wrap" draw:shadow-color="#808080"/>
    </style:style>
    <style:style style:name="pr31" style:family="presentation" style:parent-style-name="Titre2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3.772cm" fo:min-width="0cm" fo:padding-top="0.141cm" fo:padding-bottom="0.141cm" fo:padding-left="0.141cm" fo:padding-right="0.462cm" fo:wrap-option="wrap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  <style:text-properties fo:font-family="'Gill Sans MT'" style:font-family-generic="swiss" style:font-pitch="variable"/>
    </style:style>
    <style:style style:name="P3" style:family="paragraph">
      <style:paragraph-properties style:writing-mode="lr-tb" style:font-independent-line-spacing="true"/>
      <style:text-properties fo:color="#000000" fo:font-family="'Gill Sans MT'" style:font-family-generic="swiss" style:font-pitch="variable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text-properties fo:font-size="12pt"/>
    </style:style>
    <style:style style:name="P6" style:family="paragraph">
      <style:paragraph-properties fo:margin-left="0.158cm" fo:margin-right="0cm" fo:line-height="100%" fo:text-indent="0cm" style:punctuation-wrap="hanging" style:line-break="strict"/>
    </style:style>
    <style:style style:name="P7" style:family="paragraph">
      <style:paragraph-properties fo:margin-left="0.158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.388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388cm" fo:margin-bottom="0cm" fo:line-height="100%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1.3000001907349pt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14" style:family="paragraph">
      <style:paragraph-properties fo:margin-left="1.058cm" fo:margin-right="0cm" fo:margin-top="0.388cm" fo:margin-bottom="0cm" fo:line-height="100%" fo:text-indent="-0.948cm" style:punctuation-wrap="hanging" style:line-break="strict"/>
    </style:style>
    <style:style style:name="P15" style:family="paragraph">
      <style:text-properties fo:font-size="24pt"/>
    </style:style>
    <style:style style:name="P16" style:family="paragraph">
      <style:paragraph-properties fo:margin-left="0cm" fo:margin-right="0cm" fo:margin-top="0.388cm" fo:margin-bottom="0cm" fo:line-height="100%" fo:text-indent="0cm" style:punctuation-wrap="hanging" style:line-break="strict" style:writing-mode="lr-tb" style:font-independent-line-spacing="true"/>
      <style:text-properties fo:font-family="Arial" style:font-family-generic="swiss" style:font-pitch="variable"/>
    </style:style>
    <style:style style:name="P17" style:family="paragraph">
      <style:paragraph-properties fo:margin-left="0cm" fo:margin-right="0cm" fo:margin-top="0.35cm" fo:margin-bottom="0cm" fo:line-height="100%" fo:text-indent="0cm" style:punctuation-wrap="hanging" style:line-break="strict">
        <style:tab-stops/>
      </style:paragraph-properties>
    </style:style>
    <style:style style:name="P18" style:family="paragraph">
      <style:paragraph-properties fo:margin-top="0.35cm" fo:margin-bottom="0cm">
        <style:tab-stops/>
      </style:paragraph-properties>
    </style:style>
    <style:style style:name="P19" style:family="paragraph">
      <style:paragraph-properties fo:margin-left="0cm" fo:margin-right="0cm" fo:margin-top="0.35cm" fo:margin-bottom="0cm" fo:line-height="100%" fo:text-indent="0cm" style:punctuation-wrap="hanging" style:line-break="strict" style:writing-mode="lr-tb" style:font-independent-line-spacing="true">
        <style:tab-stops/>
      </style:paragraph-properties>
      <style:text-properties fo:font-family="Arial" style:font-family-generic="swiss" style:font-pitch="variable"/>
    </style:style>
    <style:style style:name="P20" style:family="paragraph">
      <style:paragraph-properties fo:margin-left="0cm" fo:margin-right="0cm" fo:margin-top="0.388cm" fo:margin-bottom="0cm" fo:line-height="100%" fo:text-indent="0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21" style:family="paragraph">
      <style:paragraph-properties fo:margin-top="0.35cm" fo:margin-bottom="0cm"/>
    </style:style>
    <style:style style:name="T1" style:family="text">
      <style:text-properties fo:color="#000000" fo:font-family="'Gill Sans MT'" style:font-family-generic="swiss" style:font-pitch="variable" fo:font-size="36pt" fo:language="fr" fo:country="FR" fo:font-weight="bold" style:font-size-asian="36pt" style:font-weight-asian="bold" style:font-size-complex="36pt" style:font-weight-complex="bold"/>
    </style:style>
    <style:style style:name="T2" style:family="text">
      <style:text-properties fo:color="#000000" fo:font-family="'Gill Sans MT'" style:font-family-generic="swiss" style:font-pitch="variable" fo:font-size="66pt" fo:language="en" fo:country="US" fo:font-weight="bold" style:font-size-asian="66pt" style:font-weight-asian="bold" style:font-size-complex="66pt" style:font-weight-complex="bold"/>
    </style:style>
    <style:style style:name="T3" style:family="text">
      <style:text-properties fo:font-family="'Gill Sans MT'" style:font-family-generic="swiss" style:font-pitch="variable" fo:font-size="48pt" fo:language="fr" fo:country="FR" style:font-size-asian="48pt" style:font-size-complex="48pt"/>
    </style:style>
    <style:style style:name="T4" style:family="text">
      <style:text-properties fo:font-family="'Gill Sans MT'" style:font-family-generic="swiss" style:font-pitch="variable" fo:font-size="41pt" fo:language="fr" fo:country="FR" style:font-size-asian="41pt" style:font-size-complex="41pt"/>
    </style:style>
    <style:style style:name="T5" style:family="text">
      <style:text-properties fo:font-family="'Gill Sans MT'" style:font-family-generic="swiss" style:font-pitch="variable" fo:language="fr" fo:country="FR"/>
    </style:style>
    <style:style style:name="T6" style:family="text">
      <style:text-properties fo:font-family="'Gill Sans MT'" style:font-family-generic="swiss" style:font-pitch="variable" fo:font-size="40pt" fo:language="fr" fo:country="FR" style:font-size-asian="40pt" style:font-size-complex="40pt"/>
    </style:style>
    <style:style style:name="T7" style:family="text">
      <style:text-properties fo:language="en" fo:country="US"/>
    </style:style>
    <style:style style:name="T8" style:family="text">
      <style:text-properties fo:language="fr" fo:country="FR"/>
    </style:style>
    <style:style style:name="T9" style:family="text">
      <style:text-properties fo:font-size="44pt" fo:language="en" fo:country="US" style:font-size-asian="54pt" style:font-size-complex="54pt"/>
    </style:style>
    <style:style style:name="T10" style:family="text">
      <style:text-properties fo:color="#100f0f" fo:font-family="'Lucida Grande'" style:font-pitch="variable" fo:font-size="16pt" fo:language="en" fo:country="US" style:font-family-asian="'Lucida Grande'" style:font-pitch-asian="variable" style:font-size-asian="16pt" style:font-family-complex="'Lucida Grande'" style:font-pitch-complex="variable" style:font-size-complex="16pt"/>
    </style:style>
    <style:style style:name="T11" style:family="text">
      <style:text-properties fo:font-size="40pt" fo:language="en" fo:country="US" style:font-size-asian="26pt" style:font-size-complex="26pt"/>
    </style:style>
    <style:style style:name="T12" style:family="text">
      <style:text-properties fo:font-size="32pt" fo:language="en" fo:country="US" style:font-size-asian="24pt" style:font-size-complex="24pt"/>
    </style:style>
    <style:style style:name="T13" style:family="text">
      <style:text-properties fo:color="#ccccff" fo:font-size="32pt" fo:language="en" fo:country="US" style:text-underline-style="solid" style:text-underline-width="auto" style:text-underline-color="font-color" style:font-size-asian="24pt" style:font-size-complex="24pt"/>
    </style:style>
    <style:style style:name="T14" style:family="text">
      <style:text-properties fo:color="#ccccff" fo:font-size="40pt" fo:language="en" fo:country="US" style:text-underline-style="solid" style:text-underline-width="auto" style:text-underline-color="font-color" style:font-size-asian="26pt" style:font-size-complex="26pt"/>
    </style:style>
    <style:style style:name="T15" style:family="text">
      <style:text-properties fo:language="en" fo:country="US" style:font-family-asian="'ヒラギノ角ゴ ProN W3'" style:font-pitch-asian="variable" style:font-family-complex="'ヒラギノ角ゴ ProN W3'" style:font-pitch-complex="variable"/>
    </style:style>
    <style:style style:name="T16" style:family="text">
      <style:text-properties fo:font-family="Arial" style:font-family-generic="swiss" style:font-pitch="variable" fo:font-size="44pt" fo:language="en" fo:country="US" style:font-size-asian="28pt" style:font-size-complex="28pt"/>
    </style:style>
    <style:style style:name="T17" style:family="text">
      <style:text-properties fo:font-family="Arial" style:font-family-generic="swiss" style:font-pitch="variable" fo:font-size="36pt" fo:language="en" fo:country="US" style:font-size-asian="26pt" style:font-size-complex="26pt"/>
    </style:style>
    <style:style style:name="T18" style:family="text">
      <style:text-properties fo:color="#000000" fo:font-family="Arial" style:font-family-generic="swiss" style:font-pitch="variable" fo:font-size="44pt" fo:language="en" fo:country="US" style:text-underline-style="solid" style:text-underline-width="auto" style:text-underline-color="font-color" style:font-size-asian="28pt" style:font-size-complex="28pt"/>
    </style:style>
    <style:style style:name="T19" style:family="text">
      <style:text-properties fo:font-size="44pt" fo:language="en" fo:country="US" style:font-size-asian="28pt" style:font-size-complex="28pt"/>
    </style:style>
    <style:style style:name="T20" style:family="text">
      <style:text-properties fo:font-family="Arial" style:font-family-generic="swiss" style:font-pitch="variable"/>
    </style:style>
    <style:style style:name="T21" style:family="text">
      <style:text-properties fo:font-size="48pt" fo:language="en" fo:country="US" style:font-size-asian="48pt" style:font-size-complex="48pt"/>
    </style:style>
    <style:style style:name="T22" style:family="text">
      <style:text-properties fo:font-family="Arial" style:font-family-generic="swiss" style:font-pitch="variable" fo:font-size="36pt" fo:language="en" fo:country="US" style:font-family-asian="'ヒラギノ角ゴ ProN W3'" style:font-pitch-asian="variable" style:font-size-asian="26pt" style:font-family-complex="'ヒラギノ角ゴ ProN W3'" style:font-pitch-complex="variable" style:font-size-complex="26pt"/>
    </style:style>
    <style:style style:name="T23" style:family="text">
      <style:text-properties fo:font-size="36pt" fo:language="en" fo:country="US" style:font-size-asian="36pt" style:font-size-complex="36pt"/>
    </style:style>
    <style:style style:name="T24" style:family="text">
      <style:text-properties fo:font-size="28pt" fo:language="en" fo:country="US" style:font-size-asian="28pt" style:font-size-complex="28pt"/>
    </style:style>
    <style:style style:name="T25" style:family="text">
      <style:text-properties fo:font-family="Arial" style:font-family-generic="swiss" style:font-pitch="variable" fo:font-size="40pt" fo:language="en" fo:country="US" style:font-size-asian="26pt" style:font-size-complex="26pt"/>
    </style:style>
    <style:style style:name="T26" style:family="text">
      <style:text-properties fo:font-size="44pt" fo:language="en" fo:country="US" style:text-underline-style="solid" style:text-underline-width="auto" style:text-underline-color="font-color" style:font-size-asian="54pt" style:font-size-complex="5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1a171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d860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11cm" text:min-label-width="0.948cm"/>
        <style:text-properties fo:font-family="Arial" style:font-family-generic="swiss" style:font-pitch="variable" fo:color="#4d4d4d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100f0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38cm" text:min-label-width="0.789cm"/>
        <style:text-properties fo:font-family="Arial" style:font-family-generic="swiss" style:font-pitch="variable" fo:color="#676767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 text:space-before="1.1cm" text:min-label-width="0.95cm"/>
        <style:text-properties fo:font-family="StarSymbol" style:use-window-font-color="true" fo:font-size="45%"/>
      </text:list-level-style-bullet>
      <text:list-level-style-bullet text:level="2" text:bullet-char="−">
        <style:list-level-properties text:space-before="2.26cm" text:min-label-width="0.79cm"/>
        <style:text-properties fo:font-family="'Lucida Grande'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808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 xml:id="id1" draw:id="id1">
        <office:forms form:automatic-focus="false" form:apply-design-mode="false"/>
        <draw:custom-shape draw:name="Rectangle 2" draw:style-name="gr1" draw:text-style-name="P2" draw:layer="layout" svg:width="35.63cm" svg:height="1.729cm" svg:x="4.763cm" svg:y="20.073cm">
          <text:list text:style-name="L1">
            <text:list-header>
              <text:p text:style-name="P1"><text:span text:style-name="T1">11:45 - 12:35 - Salle E. Fitzgerald &amp; L. Armstro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" draw:text-style-name="P3" draw:layer="layout" svg:width="35.63cm" svg:height="1.729cm" svg:x="4.379cm" svg:y="14.9cm">
          <text:list text:style-name="L1">
            <text:list-header>
              <text:p><text:span text:style-name="T2">99 recettes de Ceylo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6.934cm" svg:height="9.525cm" svg:x="1.058cm" svg:y="1.931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re1" presentation:use-date-time-name="dtd1">
        <office:forms form:automatic-focus="false" form:apply-design-mode="false"/>
        <draw:frame presentation:style-name="pr2" draw:text-style-name="P2" draw:layer="layout" svg:width="28.505cm" svg:height="8.573cm" svg:x="3.738cm" svg:y="0.418cm" presentation:class="title" presentation:user-transformed="true">
          <draw:text-box>
            <text:list text:style-name="L2">
              <text:list-header>
                <text:p text:style-name="P4"><text:span text:style-name="T3">99 recettes de Ceylon</text:span></text:p>
              </text:list-header>
            </text:list>
          </draw:text-box>
        </draw:frame>
        <draw:frame presentation:style-name="pr3" draw:text-style-name="P2" draw:layer="layout" svg:width="35.242cm" svg:height="8.044cm" svg:x="0.353cm" svg:y="16.58cm" presentation:class="outline" presentation:user-transformed="true">
          <draw:text-box>
            <text:list text:style-name="L3">
              <text:list-header>
                <text:p text:style-name="P4"><text:span text:style-name="T4">Stéphane Épardaud</text:span></text:p>
              </text:list-header>
              <text:list-item>
                <text:p text:style-name="P4"><text:span text:style-name="T4">Emmanuel Bernard</text:span></text:p>
              </text:list-item>
            </text:list>
            <text:list text:style-name="L2">
              <text:list-header>
                <text:p text:style-name="P4"><text:span text:style-name="T5">Red Hat</text:span></text:p>
                <text:p text:style-name="P4"><text:span text:style-name="T5"/></text:p>
                <text:p text:style-name="P4"><text:span text:style-name="T6">@CeylonLang</text:span></text:p>
              </text:list-header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2" presentation:class="page"/>
          <draw:frame presentation:style-name="pr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4" draw:master-page-name="Titre2" presentation:presentation-page-layout-name="AL2T1">
        <office:forms form:automatic-focus="false" form:apply-design-mode="false"/>
        <draw:frame presentation:style-name="pr5" draw:text-style-name="P7" draw:layer="layout" svg:width="43.493cm" svg:height="5.701cm" svg:x="0.81cm" svg:y="-0.557cm" presentation:class="title">
          <draw:text-box>
            <text:list text:style-name="L4">
              <text:list-header>
                <text:p text:style-name="P6"><text:span text:style-name="T7">Plan d´</text:span><text:span text:style-name="T8">attaque</text:span></text:p>
              </text:list-header>
            </text:list>
          </draw:text-box>
        </draw:frame>
        <draw:frame presentation:style-name="pr6" draw:text-style-name="P9" draw:layer="layout" svg:width="39.412cm" svg:height="19.4cm" svg:x="3.208cm" svg:y="6.99cm" presentation:class="outline" presentation:user-transformed="true">
          <draw:text-box>
            <text:list text:style-name="L5">
              <text:list-item>
                <text:p text:style-name="P8"><text:span text:style-name="T9">Ceylon, mais c'est quoi?</text:span></text:p>
              </text:list-item>
              <text:list-item>
                <text:p text:style-name="P8"><text:span text:style-name="T9">99 recettes de Ceylon</text:span></text:p>
              </text:list-item>
              <text:list-item>
                <text:p text:style-name="P8"><text:span text:style-name="T9">La communauté</text:span></text:p>
              </text:list-item>
              <text:list-item>
                <text:p text:style-name="P8"><text:span text:style-name="T9">Statut</text:span></text:p>
              </text:list-item>
            </text:list>
          </draw:text-box>
        </draw:frame>
        <draw:custom-shape draw:style-name="gr3" draw:text-style-name="P11" draw:layer="layout" svg:width="1.29cm" svg:height="0.877cm" svg:x="42.634cm" svg:y="24.066cm">
          <text:list text:style-name="L6">
            <text:list-header>
              <text:p text:style-name="P10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0.001cm" svg:height="91.441cm" svg:x="-0.001cm" svg:y="-43.79cm" draw:page-number="3" presentation:class="page"/>
          <draw:frame presentation:style-name="pr7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4" draw:master-page-name="Titre2" presentation:presentation-page-layout-name="AL2T1">
        <office:forms form:automatic-focus="false" form:apply-design-mode="false"/>
        <draw:frame presentation:style-name="pr8" draw:text-style-name="P7" draw:layer="layout" svg:width="43.493cm" svg:height="5.701cm" svg:x="0.81cm" svg:y="-0.557cm" presentation:class="title">
          <draw:text-box>
            <text:list text:style-name="L4">
              <text:list-header>
                <text:p text:style-name="P6"><text:span text:style-name="T7">À propos d’Emmanuel Bernard</text:span></text:p>
              </text:list-header>
            </text:list>
          </draw:text-box>
        </draw:frame>
        <draw:frame presentation:style-name="pr9" draw:text-style-name="P9" draw:layer="layout" svg:width="38.386cm" svg:height="17.008cm" svg:x="3.387cm" svg:y="7.336cm" presentation:class="outline" presentation:user-transformed="true">
          <draw:text-box>
            <text:list text:style-name="L5">
              <text:list-item>
                <text:p text:style-name="P8"><text:span text:style-name="T11">Hibernate</text:span></text:p>
              </text:list-item>
              <text:list-item>
                <text:p text:style-name="P8"><text:span text:style-name="T11">JCP</text:span></text:p>
              </text:list-item>
              <text:list-item>
                <text:p text:style-name="P8"><text:span text:style-name="T11">Podcasts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12">JBoss Community Asylum (</text:span><text:span text:style-name="T13"><text:a xlink:href="http://asylum.jboss.org/">http://asylum.jboss.org</text:a></text:span><text:span text:style-name="T12">)</text:span></text:p>
                  </text:list-item>
                  <text:list-item>
                    <text:p text:style-name="P13"><text:span text:style-name="T12">Les Cast Codeurs (</text:span><text:span text:style-name="T13"><text:a xlink:href="http://lescastcodeurs.com/">http://lescastcodeurs.com</text:a></text:span><text:span text:style-name="T12">)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1">Le reste est sur </text:span><text:span text:style-name="T14"><text:a xlink:href="http://emmanuelbernard.com/">http://emmanuelbernard.com</text:a></text:span></text:p>
              </text:list-item>
            </text:list>
            <text:list text:style-name="L8">
              <text:list-header>
                <text:p text:style-name="P14"><text:span text:style-name="T15"/></text:p>
              </text:list-header>
            </text:list>
            <text:list text:style-name="L5">
              <text:list-item>
                <text:p text:style-name="P8"><text:span text:style-name="T11">@emmanuelbernard</text:span></text:p>
              </text:list-item>
            </text:list>
          </draw:text-box>
        </draw:frame>
        <draw:custom-shape draw:style-name="gr4" draw:text-style-name="P11" draw:layer="layout" svg:width="1.29cm" svg:height="0.877cm" svg:x="42.634cm" svg:y="24.067cm">
          <text:list text:style-name="L6">
            <text:list-header>
              <text:p text:style-name="P10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0.001cm" svg:height="91.441cm" svg:x="-0.001cm" svg:y="-43.79cm" draw:page-number="4" presentation:class="page"/>
          <draw:frame presentation:style-name="pr7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4" draw:master-page-name="Titre2" presentation:presentation-page-layout-name="AL2T1">
        <office:forms form:automatic-focus="false" form:apply-design-mode="false"/>
        <draw:frame presentation:style-name="pr10" draw:text-style-name="P7" draw:layer="layout" svg:width="43.4cm" svg:height="4.336cm" svg:x="0.8cm" svg:y="-0.136cm" presentation:class="title" presentation:user-transformed="true">
          <draw:text-box>
            <text:list text:style-name="L4">
              <text:list-item>
                <text:p text:style-name="P6"><text:span text:style-name="T7">À propos de Stéphane Épardaud</text:span></text:p>
              </text:list-item>
            </text:list>
          </draw:text-box>
        </draw:frame>
        <draw:frame presentation:style-name="pr11" draw:text-style-name="P16" draw:layer="layout" svg:width="38.386cm" svg:height="17.008cm" svg:x="3.387cm" svg:y="7.336cm" presentation:class="outline" presentation:user-transformed="true">
          <draw:text-box>
            <text:list text:style-name="L5">
              <text:list-item>
                <text:p text:style-name="P8"><text:span text:style-name="T16">Projets Open-Source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17">RESTEasy, Ceylon</text:span></text:p>
                  </text:list-item>
                  <text:list-item>
                    <text:p text:style-name="P13"><text:span text:style-name="T17">jax-doclets, modules Play!, Stamps.js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6">Contributeur Ceylon depuis…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17">13 mai 2011 (un mois après Ceylon sur SlashDot)</text:span></text:p>
                  </text:list-item>
                  <text:list-item>
                    <text:p text:style-name="P13"><text:span text:style-name="T17">compilo, ceylondoc, Herd</text:span></text:p>
                  </text:list-item>
                </text:list>
              </text:list-item>
            </text:list>
            <text:p text:style-name="P8"><text:span text:style-name="T18"/></text:p>
            <text:list text:style-name="L5">
              <text:list-item>
                <text:p text:style-name="P8"><text:span text:style-name="T18">http://stephane.epardaud.fr</text:span></text:p>
              </text:list-item>
            </text:list>
          </draw:text-box>
        </draw:frame>
        <draw:custom-shape draw:style-name="gr5" draw:text-style-name="P11" draw:layer="layout" svg:width="1.29cm" svg:height="0.877cm" svg:x="42.634cm" svg:y="24.066cm">
          <text:list text:style-name="L6">
            <text:list-header>
              <text:p text:style-name="P10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0.001cm" svg:height="91.441cm" svg:x="-0.001cm" svg:y="-43.79cm" draw:page-number="5" presentation:class="page"/>
          <draw:frame presentation:style-name="pr7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4" draw:master-page-name="Titre2" presentation:presentation-page-layout-name="AL2T1">
        <office:forms form:automatic-focus="false" form:apply-design-mode="false"/>
        <draw:frame presentation:style-name="pr12" draw:text-style-name="P7" draw:layer="layout" svg:width="43.043cm" svg:height="3.575cm" svg:x="0.846cm" svg:y="0.625cm" presentation:class="title" presentation:user-transformed="true">
          <draw:text-box>
            <text:list text:style-name="L4">
              <text:list-header>
                <text:p text:style-name="P6"><text:span text:style-name="T7">Origines de Ceylon</text:span></text:p>
              </text:list-header>
            </text:list>
          </draw:text-box>
        </draw:frame>
        <draw:frame presentation:style-name="pr13" draw:text-style-name="P9" draw:layer="layout" svg:width="38.386cm" svg:height="17.486cm" svg:x="3.387cm" svg:y="7.336cm" presentation:class="outline" presentation:user-transformed="true">
          <draw:text-box>
            <text:list text:style-name="L5">
              <text:list-item>
                <text:p text:style-name="P8"><text:span text:style-name="T19">Lancé et dirigé par Gavin King</text:span></text:p>
              </text:list-item>
              <text:list-item>
                <text:p text:style-name="P8"><text:span text:style-name="T19">Résoudre les frustrations de Java</text:span></text:p>
              </text:list-item>
            </text:list>
          </draw:text-box>
        </draw:frame>
        <draw:custom-shape draw:style-name="gr6" draw:text-style-name="P11" draw:layer="layout" svg:width="1.29cm" svg:height="0.877cm" svg:x="42.634cm" svg:y="24.066cm">
          <text:list text:style-name="L6">
            <text:list-header>
              <text:p text:style-name="P10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0.001cm" svg:height="91.441cm" svg:x="-0.001cm" svg:y="-43.79cm" draw:page-number="6" presentation:class="page"/>
          <draw:frame presentation:style-name="pr7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4" draw:master-page-name="Titre2" presentation:presentation-page-layout-name="AL2T1">
        <draw:frame presentation:style-name="pr14" draw:text-style-name="P7" draw:layer="layout" svg:width="43.043cm" svg:height="3.546cm" svg:x="0.846cm" svg:y="0.654cm" presentation:class="title" presentation:user-transformed="true">
          <draw:text-box>
            <text:list text:style-name="L4">
              <text:list-header>
                <text:p text:style-name="P6"><text:span text:style-name="T7">Qu´est-ce que Ceylon !</text:span></text:p>
              </text:list-header>
            </text:list>
          </draw:text-box>
        </draw:frame>
        <draw:frame presentation:style-name="pr15" draw:text-style-name="P16" draw:layer="layout" svg:width="38.386cm" svg:height="17.61cm" svg:x="3.387cm" svg:y="7.336cm" presentation:class="outline" presentation:user-transformed="true">
          <draw:text-box>
            <text:list text:style-name="L5">
              <text:list-item>
                <text:p text:style-name="P8"><text:span text:style-name="T16">Ceylon est</text:span></text:p>
                <text:list>
                  <text:list-item>
                    <text:p><text:span text:style-name="T16">puissant, lisible, prédictible</text:span></text:p>
                  </text:list-item>
                </text:list>
              </text:list-item>
              <text:list-item>
                <text:p><text:span text:style-name="T16">Ceylon a</text:span></text:p>
                <text:list>
                  <text:list-item>
                    <text:p><text:span text:style-name="T16">une plate-forme, modularité, outillage</text:span></text:p>
                  </text:list-item>
                </text:list>
              </text:list-item>
            </text:list>
          </draw:text-box>
        </draw:frame>
        <draw:custom-shape draw:style-name="gr7" draw:text-style-name="P11" draw:layer="layout" svg:width="1.29cm" svg:height="0.877cm" svg:x="42.634cm" svg:y="24.066cm">
          <text:list text:style-name="L6">
            <text:list-header>
              <text:p text:style-name="P10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0.001cm" svg:height="91.441cm" svg:x="-0.001cm" svg:y="-43.79cm" draw:page-number="7" presentation:class="page"/>
          <draw:frame presentation:style-name="pr7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re1" presentation:use-date-time-name="dtd1">
        <draw:frame presentation:style-name="pr2" draw:text-style-name="P2" draw:layer="layout" svg:width="28.504cm" svg:height="8.573cm" svg:x="2.999cm" svg:y="0.418cm" presentation:class="title" presentation:user-transformed="true">
          <draw:text-box>
            <text:list text:style-name="L2">
              <text:list-header>
                <text:p text:style-name="P4"><text:span text:style-name="T5">99 Recettes de Ceylon</text:span></text:p>
              </text:list-header>
            </text:list>
          </draw:text-box>
        </draw:frame>
        <draw:frame presentation:style-name="pr3" draw:text-style-name="P2" draw:layer="layout" svg:width="22.119cm" svg:height="8.044cm" svg:x="6.208cm" svg:y="16.58cm" presentation:class="outline" presentation:user-transformed="true">
          <draw:text-box>
            <text:list text:style-name="L2">
              <text:list-header>
                <text:p text:style-name="P4"><text:span text:style-name="T5">Code source sur Github</text:span></text:p>
              </text:list-header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8" presentation:class="page"/>
          <draw:frame presentation:style-name="pr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re1" presentation:use-date-time-name="dtd1">
        <draw:frame presentation:style-name="pr2" draw:text-style-name="P2" draw:layer="layout" svg:width="28.504cm" svg:height="8.573cm" svg:x="2.999cm" svg:y="0.418cm" presentation:class="title" presentation:user-transformed="true">
          <draw:text-box>
            <text:list text:style-name="L2">
              <text:list-header>
                <text:p text:style-name="P4"><text:span text:style-name="T5">La communauté</text:span></text:p>
              </text:list-header>
            </text:list>
          </draw:text-box>
        </draw:frame>
        <draw:frame presentation:style-name="pr3" draw:text-style-name="P2" draw:layer="layout" svg:width="22.119cm" svg:height="8.044cm" svg:x="6.208cm" svg:y="16.58cm" presentation:class="outline" presentation:user-transformed="true">
          <draw:text-box>
            <text:list text:style-name="L2">
              <text:list-header>
                <text:p text:style-name="P4"><text:span text:style-name="T5">Code source sur Github</text:span></text:p>
              </text:list-header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9" presentation:class="page"/>
          <draw:frame presentation:style-name="pr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Titre2" presentation:presentation-page-layout-name="AL2T1">
        <draw:frame presentation:style-name="pr16" draw:text-style-name="P7" draw:layer="layout" svg:width="43.043cm" svg:height="3.546cm" svg:x="1.232cm" svg:y="0.654cm" presentation:class="title" presentation:user-transformed="true">
          <draw:text-box>
            <text:list text:style-name="L4">
              <text:list-header>
                <text:p text:style-name="P6"><text:span text:style-name="T7">Communauté</text:span></text:p>
              </text:list-header>
            </text:list>
          </draw:text-box>
        </draw:frame>
        <draw:frame presentation:style-name="pr17" draw:text-style-name="P16" draw:layer="layout" svg:width="38.386cm" svg:height="17.586cm" svg:x="3.387cm" svg:y="7.336cm" presentation:class="outline" presentation:user-transformed="true">
          <draw:text-box>
            <text:list text:style-name="L10">
              <text:list-item>
                <text:p text:style-name="P8"><text:span text:style-name="T16">Complètement ouverte</text:span></text:p>
              </text:list-item>
              <text:list-item>
                <text:p text:style-name="P8"><text:span text:style-name="T16">Des gens de JBoss / Red Hat</text:span></text:p>
              </text:list-item>
              <text:list-item>
                <text:p text:style-name="P8"><text:span text:style-name="T16">Et de (très) actifs contributeurs</text:span></text:p>
                <text:list>
                  <text:list-item>
                    <text:p text:style-name="P13"><text:span text:style-name="T17">De partout</text:span></text:p>
                  </text:list-item>
                </text:list>
                <text:p text:style-name="P14"><text:span text:style-name="T20"/></text:p>
              </text:list-item>
              <text:list-item>
                <text:p text:style-name="P8"><text:span text:style-name="T16">Et vous !</text:span></text:p>
              </text:list-item>
            </text:list>
          </draw:text-box>
        </draw:frame>
        <draw:custom-shape draw:style-name="gr8" draw:text-style-name="P11" draw:layer="layout" svg:width="1.29cm" svg:height="0.877cm" svg:x="42.634cm" svg:y="24.066cm">
          <text:list text:style-name="L6">
            <text:list-header>
              <text:p text:style-name="P10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0.001cm" svg:height="91.441cm" svg:x="-0.001cm" svg:y="-43.79cm" draw:page-number="10" presentation:class="page"/>
          <draw:frame presentation:style-name="pr7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Titre2" presentation:presentation-page-layout-name="AL2T1">
        <office:forms form:automatic-focus="false" form:apply-design-mode="false"/>
        <draw:frame presentation:style-name="pr18" draw:text-style-name="P7" draw:layer="layout" svg:width="43.043cm" svg:height="3.354cm" svg:x="1.27cm" svg:y="0.846cm" presentation:class="title" presentation:user-transformed="true">
          <draw:text-box>
            <text:list text:style-name="L4">
              <text:list-header>
                <text:p text:style-name="P6"><text:span text:style-name="T7">Un projet sympa</text:span></text:p>
              </text:list-header>
            </text:list>
          </draw:text-box>
        </draw:frame>
        <draw:frame presentation:style-name="pr19" draw:text-style-name="P19" draw:layer="layout" svg:width="38.386cm" svg:height="18.441cm" svg:x="3.387cm" svg:y="5.436cm" presentation:class="outline" presentation:user-transformed="true">
          <draw:text-box>
            <text:list text:style-name="L5">
              <text:list-item>
                <text:p text:style-name="P17"><text:span text:style-name="T16">Des gens sympas :)</text:span></text:p>
              </text:list-item>
              <text:list-item>
                <text:p text:style-name="P17"><text:span text:style-name="T16">Les meilleurs outils</text:span></text:p>
                <text:list>
                  <text:list-item>
                    <text:p text:style-name="P18"><text:span text:style-name="T16">github, ant, Eclipse, HTML5, <text:s/>Awestruct, Java, JavaScript, OpenShift, Play!</text:span></text:p>
                  </text:list-item>
                </text:list>
              </text:list-item>
              <text:list-item>
                <text:p text:style-name="P17"><text:span text:style-name="T16">De nombreux sous-projets</text:span></text:p>
                <text:list>
                  <text:list-item>
                    <text:p text:style-name="P18"><text:span text:style-name="T16">spec, typechecker, Java compiler, JavaScript compiler, Eclipse IDE, Web IDE, SDK, Herd, module system, ceylondoc, Ant/Maven plugins, plugins CLI</text:span></text:p>
                  </text:list-item>
                </text:list>
              </text:list-item>
            </text:list>
          </draw:text-box>
        </draw:frame>
        <draw:custom-shape draw:style-name="gr9" draw:text-style-name="P11" draw:layer="layout" svg:width="1.29cm" svg:height="0.877cm" svg:x="42.634cm" svg:y="24.066cm">
          <text:list text:style-name="L6">
            <text:list-header>
              <text:p text:style-name="P10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0.001cm" svg:height="91.441cm" svg:x="-0.001cm" svg:y="-43.79cm" draw:page-number="11" presentation:class="page"/>
          <draw:frame presentation:style-name="pr7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Titre2" presentation:presentation-page-layout-name="AL2T1">
        <office:forms form:automatic-focus="false" form:apply-design-mode="false"/>
        <draw:frame presentation:style-name="pr20" draw:text-style-name="P7" draw:layer="layout" svg:width="43.493cm" svg:height="5.701cm" svg:x="0.81cm" svg:y="-0.557cm" presentation:class="title">
          <draw:text-box>
            <text:list text:style-name="L4">
              <text:list-header>
                <text:p text:style-name="P6"><text:span text:style-name="T21">J’aime bien quand</text:span><text:span text:style-name="T21"><text:line-break/></text:span><text:span text:style-name="T21">un plan se déroule sans accroc</text:span></text:p>
              </text:list-header>
            </text:list>
          </draw:text-box>
        </draw:frame>
        <draw:frame presentation:style-name="pr21" draw:text-style-name="P16" draw:layer="layout" svg:width="38.386cm" svg:height="17.591cm" svg:x="3.387cm" svg:y="7.336cm" presentation:class="outline" presentation:user-transformed="true">
          <draw:text-box>
            <text:list text:style-name="L5">
              <text:list-item>
                <text:p text:style-name="P8"><text:span text:style-name="T16">Six étapes pour atteindre 1.0</text:span></text:p>
              </text:list-item>
              <text:list-item>
                <text:p text:style-name="P8"><text:span text:style-name="T16">Quelques fonctionalités attendront 1.1</text:span></text:p>
              </text:list-item>
            </text:list>
            <text:list text:style-name="L8">
              <text:list-header>
                <text:p text:style-name="P14"><text:span text:style-name="T22"/></text:p>
              </text:list-header>
            </text:list>
          </draw:text-box>
        </draw:frame>
        <draw:custom-shape draw:style-name="gr10" draw:text-style-name="P11" draw:layer="layout" svg:width="1.29cm" svg:height="0.877cm" svg:x="42.634cm" svg:y="24.066cm">
          <text:list text:style-name="L6">
            <text:list-header>
              <text:p text:style-name="P10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0.001cm" svg:height="91.441cm" svg:x="-0.001cm" svg:y="-43.79cm" draw:page-number="12" presentation:class="page"/>
          <draw:frame presentation:style-name="pr7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Titre2" presentation:presentation-page-layout-name="AL2T1">
        <office:forms form:automatic-focus="false" form:apply-design-mode="false"/>
        <draw:frame presentation:style-name="pr22" draw:text-style-name="P7" draw:layer="layout" svg:width="38.386cm" svg:height="3.825cm" svg:x="3.387cm" svg:y="0.6cm" presentation:class="title" presentation:user-transformed="true">
          <draw:text-box>
            <text:p text:style-name="P6"><text:span text:style-name="T7">Vers l’infini…</text:span></text:p>
          </draw:text-box>
        </draw:frame>
        <draw:frame presentation:style-name="pr23" draw:text-style-name="P20" draw:layer="layout" svg:width="21.748cm" svg:height="20.38cm" svg:x="0.8cm" svg:y="4.6cm" presentation:class="outline" presentation:user-transformed="true">
          <draw:text-box>
            <text:list text:style-name="L9">
              <text:list-item>
                <text:p><text:span text:style-name="T23">M1-M5 (sorties)</text:span></text:p>
                <text:list>
                  <text:list-item>
                    <text:p><text:span text:style-name="T24">Toutes les features de Java</text:span></text:p>
                  </text:list-item>
                  <text:list-item>
                    <text:p><text:span text:style-name="T24">Tous les outils (ligne de commande et IDE)</text:span></text:p>
                  </text:list-item>
                  <text:list-item>
                    <text:p><text:span text:style-name="T24">Interoperabilité avec Java, JavaScript</text:span></text:p>
                  </text:list-item>
                  <text:list-item>
                    <text:p><text:span text:style-name="T24">Types énumérés</text:span></text:p>
                  </text:list-item>
                  <text:list-item>
                    <text:p><text:span text:style-name="T24">Méthodes de première class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24">Fonctions anonym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24">Modules SDK file, process, collection, math, io, net, httpd, dbc, json, test, time</text:span></text:p>
                  </text:list-item>
                  <text:list-item>
                    <text:p><text:span text:style-name="T24">Héritage mixins</text:span></text:p>
                  </text:list-item>
                  <text:list-item>
                    <text:p><text:span text:style-name="T24">Compréhensions</text:span></text:p>
                  </text:list-item>
                </text:list>
              </text:list-item>
            </text:list>
          </draw:text-box>
        </draw:frame>
        <draw:custom-shape draw:style-name="gr11" draw:text-style-name="P11" draw:layer="layout" svg:width="1.29cm" svg:height="0.877cm" svg:x="42.634cm" svg:y="24.067cm">
          <text:list text:style-name="L6">
            <text:list-header>
              <text:p text:style-name="P10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9" draw:layer="layout" svg:width="22.296cm" svg:height="18.144cm" svg:x="22.864cm" svg:y="6.2cm" presentation:class="outline" presentation:user-transformed="true">
          <draw:text-box>
            <text:list text:style-name="L9">
              <text:list-item>
                <text:list>
                  <text:list-item>
                    <text:p><text:span text:style-name="T24">Assertions</text:span></text:p>
                  </text:list-item>
                  <text:list-item>
                    <text:p><text:span text:style-name="T24">Rafinage de classes membr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24">Familles de types</text:span></text:p>
                  </text:list-item>
                  <text:list-item>
                    <text:p><text:span text:style-name="T24">Alias de types</text:span></text:p>
                  </text:list-item>
                  <text:list-item>
                    <text:p><text:span text:style-name="T24">Système de modules</text:span></text:p>
                    <text:list>
                      <text:list-item>
                        <text:p><text:span text:style-name="T24">Interop avec Jigsaw, Maven</text:span></text:p>
                      </text:list-item>
                    </text:list>
                  </text:list-item>
                  <text:list-item>
                    <text:p><text:span text:style-name="T24">Ligne de commande à la Git</text:span></text:p>
                  </text:list-item>
                  <text:list-item>
                    <text:p><text:span text:style-name="T24">Exécution JVM et J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24">Génériques réifié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24">Tuples</text:span></text:p>
                  </text:list-item>
                  <text:list-item>
                    <text:p><text:span text:style-name="T24">Paramêtres/Types par défa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91.441cm" svg:x="-0.001cm" svg:y="-43.79cm" draw:page-number="13" presentation:class="page"/>
          <draw:frame presentation:style-name="pr7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Titre2" presentation:presentation-page-layout-name="AL2T1">
        <office:forms form:automatic-focus="false" form:apply-design-mode="false"/>
        <draw:frame presentation:style-name="pr25" draw:text-style-name="P6" draw:layer="layout" svg:width="43.493cm" svg:height="5.701cm" svg:x="0.81cm" svg:y="-0.557cm" presentation:class="title">
          <draw:text-box>
            <text:p text:style-name="P6"><text:span text:style-name="T7">…</text:span><text:span text:style-name="T7">et au delà !</text:span></text:p>
          </draw:text-box>
        </draw:frame>
        <draw:frame presentation:style-name="pr26" draw:layer="layout" svg:width="41.024cm" svg:height="14.731cm" svg:x="2.046cm" svg:y="5.714cm" presentation:class="outline">
          <draw:text-box>
            <text:list text:style-name="L9">
              <text:list-item>
                <text:p>M6 (Version 1.0 alpha)</text:p>
                <text:list>
                  <text:list-item>
                    <text:p>Annotations</text:p>
                  </text:list-item>
                  <text:list-item>
                    <text:p>Metamodel</text:p>
                  </text:list-item>
                  <text:list-item>
                    <text:p>Interception</text:p>
                  </text:list-item>
                  <text:list-item>
                    <text:p>Écrabouiller les quelques bugs resta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91.441cm" svg:x="-0.001cm" svg:y="-43.79cm" draw:page-number="14" presentation:class="page"/>
          <draw:frame presentation:style-name="pr27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Titre2" presentation:presentation-page-layout-name="AL2T1">
        <office:forms form:automatic-focus="false" form:apply-design-mode="false"/>
        <draw:frame presentation:style-name="pr28" draw:text-style-name="P7" draw:layer="layout" svg:width="43.043cm" svg:height="3.154cm" svg:x="1.27cm" svg:y="0.846cm" presentation:class="title" presentation:user-transformed="true">
          <draw:text-box>
            <text:list text:style-name="L4">
              <text:list-header>
                <text:p text:style-name="P6"><text:span text:style-name="T7">Où nous trouver?</text:span></text:p>
              </text:list-header>
            </text:list>
          </draw:text-box>
        </draw:frame>
        <draw:frame presentation:style-name="pr29" draw:text-style-name="P19" draw:layer="layout" svg:width="38.386cm" svg:height="20.013cm" svg:x="3.387cm" svg:y="4.736cm" presentation:class="outline" presentation:user-transformed="true">
          <draw:text-box>
            <text:list text:style-name="L5">
              <text:list-item>
                <text:p text:style-name="P17"><text:span text:style-name="T25">Notre site : http://ceylon-lang.org</text:span></text:p>
                <text:list>
                  <text:list-item>
                    <text:p text:style-name="P21"><text:span text:style-name="T25">Blog, introduction, tour, référence, spec, API, téléchargements</text:span></text:p>
                  </text:list-item>
                  <text:list-item>
                    <text:p text:style-name="P21"><text:span text:style-name="T25">Herd : http://modules.ceylon-lang.org</text:span></text:p>
                  </text:list-item>
                </text:list>
              </text:list-item>
              <text:list-item>
                <text:p text:style-name="P21"><text:span text:style-name="T25">Dépôt [sic] de source</text:span></text:p>
                <text:list>
                  <text:list-item>
                    <text:p text:style-name="P21"><text:span text:style-name="T25">http://github.com/ceylon</text:span></text:p>
                  </text:list-item>
                </text:list>
              </text:list-item>
              <text:list-item>
                <text:p text:style-name="P17"><text:span text:style-name="T25">Listes de développeurs, utilisateurs</text:span></text:p>
                <text:list>
                  <text:list-item>
                    <text:p text:style-name="P21"><text:span text:style-name="T25">Google groups : ceylon-dev, ceylon-users</text:span></text:p>
                  </text:list-item>
                </text:list>
              </text:list-item>
              <text:list-item>
                <text:p text:style-name="P17"><text:span text:style-name="T25">Google+ : http://ceylon-lang.org/+</text:span></text:p>
              </text:list-item>
              <text:list-item>
                <text:p text:style-name="P17"><text:span text:style-name="T25">Twitter : @ceylonlang</text:span></text:p>
              </text:list-item>
            </text:list>
          </draw:text-box>
        </draw:frame>
        <draw:custom-shape draw:style-name="gr12" draw:text-style-name="P11" draw:layer="layout" svg:width="1.29cm" svg:height="0.877cm" svg:x="42.634cm" svg:y="24.066cm">
          <text:list text:style-name="L6">
            <text:list-header>
              <text:p text:style-name="P10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0.001cm" svg:height="91.441cm" svg:x="-0.001cm" svg:y="-43.79cm" draw:page-number="15" presentation:class="page"/>
          <draw:frame presentation:style-name="pr7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Titre2" presentation:presentation-page-layout-name="AL2T1">
        <office:forms form:automatic-focus="false" form:apply-design-mode="false"/>
        <draw:frame presentation:style-name="pr30" draw:text-style-name="P7" draw:layer="layout" svg:width="43.493cm" svg:height="5.701cm" svg:x="0.81cm" svg:y="-0.557cm" presentation:class="title">
          <draw:text-box>
            <text:list text:style-name="L4">
              <text:list-header>
                <text:p text:style-name="P6"><text:span text:style-name="T7">Q&amp;R</text:span></text:p>
              </text:list-header>
            </text:list>
          </draw:text-box>
        </draw:frame>
        <draw:frame presentation:style-name="pr31" draw:text-style-name="P9" draw:layer="layout" svg:width="38.207cm" svg:height="14.054cm" svg:x="3.565cm" svg:y="7.93cm" presentation:class="outline" presentation:user-transformed="true">
          <draw:text-box>
            <text:list text:style-name="L5">
              <text:list-item>
                <text:p text:style-name="P8"><text:span text:style-name="T9">Questions ! Réponses ?</text:span></text:p>
              </text:list-item>
            </text:list>
            <text:list text:style-name="L8">
              <text:list-header>
                <text:p text:style-name="P14"><text:span text:style-name="T15"/></text:p>
              </text:list-header>
            </text:list>
            <text:list text:style-name="L5">
              <text:list-item>
                <text:p text:style-name="P8"><text:span text:style-name="T26">http://ceylon-lang.org</text:span></text:p>
              </text:list-item>
            </text:list>
          </draw:text-box>
        </draw:frame>
        <draw:custom-shape draw:style-name="gr13" draw:text-style-name="P11" draw:layer="layout" svg:width="1.29cm" svg:height="0.877cm" svg:x="42.634cm" svg:y="24.066cm">
          <text:list text:style-name="L6">
            <text:list-header>
              <text:p text:style-name="P10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0.001cm" svg:height="91.441cm" svg:x="-0.001cm" svg:y="-43.79cm" draw:page-number="16" presentation:class="page"/>
          <draw:frame presentation:style-name="pr7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6900000041A7B2B542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ヒラギノ角ゴ ProN W6'" style:font-pitch-asian="variable" style:font-size-asian="12pt" style:font-style-asian="normal" style:font-weight-asian="normal" style:font-family-complex="'ヒラギノ角ゴ ProN W6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ヒラギノ角ゴ ProN W6'" style:font-pitch-asian="variable" style:font-size-asian="12pt" style:font-style-asian="normal" style:font-weight-asian="normal" style:font-family-complex="'ヒラギノ角ゴ ProN W6'" style:font-pitch-complex="variable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3" style:family="presentation" style:parent-style-name="Titre1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4" style:family="presentation" style:parent-style-name="Titre1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5" style:family="presentation" style:parent-style-name="Titre1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6" style:family="presentation" style:parent-style-name="Titre1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7" style:family="presentation" style:parent-style-name="Titre1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8" style:family="presentation" style:parent-style-name="Titre1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9" style:family="presentation" style:parent-style-name="Titre1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47pt" fo:font-style="normal" fo:text-shadow="none" style:text-underline-style="none" fo:font-weight="bold" style:letter-kerning="true" style:font-family-asian="'ヒラギノ角ゴ ProN W6'" style:font-pitch-asian="variable" style:font-size-asian="47pt" style:font-style-asian="normal" style:font-weight-asian="bold" style:font-family-complex="'ヒラギノ角ゴ ProN W6'" style:font-pitch-complex="variable" style:font-size-complex="47pt" style:font-style-complex="normal" style:font-weight-complex="bold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bold" style:letter-kerning="true" style:font-family-asian="'ヒラギノ角ゴ ProN W6'" style:font-pitch-asian="variable" style:font-size-asian="64pt" style:font-style-asian="normal" style:font-weight-asian="bold" style:font-family-complex="'ヒラギノ角ゴ ProN W6'" style:font-pitch-complex="variable" style:font-size-complex="64pt" style:font-style-complex="normal" style:font-weight-complex="bold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bold" style:letter-kerning="true" style:font-family-asian="'ヒラギノ角ゴ ProN W6'" style:font-pitch-asian="variable" style:font-size-asian="64pt" style:font-style-asian="normal" style:font-weight-asian="bold" style:font-family-complex="'ヒラギノ角ゴ ProN W6'" style:font-pitch-complex="variable" style:font-size-complex="64pt" style:font-style-complex="normal" style:font-weight-complex="bold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r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8pt" fo:font-style="normal" fo:text-shadow="none" style:text-underline-style="none" fo:font-weight="bold" style:letter-kerning="true" style:font-family-asian="'ヒラギノ角ゴ ProN W6'" style:font-pitch-asian="variable" style:font-size-asian="48pt" style:font-style-asian="normal" style:font-weight-asian="bold" style:font-family-complex="'ヒラギノ角ゴ ProN W6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r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8pt" fo:font-style="normal" fo:text-shadow="none" style:text-underline-style="none" fo:font-weight="bold" style:letter-kerning="true" style:font-family-asian="'ヒラギノ角ゴ ProN W6'" style:font-pitch-asian="variable" style:font-size-asian="48pt" style:font-style-asian="normal" style:font-weight-asian="bold" style:font-family-complex="'ヒラギノ角ゴ ProN W6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auto-grow-height="false" draw:fit-to-size="shrink-to-fit">
        <text:list-style style:name="Titr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48pt" fo:font-style="normal" fo:text-shadow="none" style:text-underline-style="none" fo:font-weight="normal" style:letter-kerning="true" style:font-family-asian="'ヒラギノ角ゴ ProN W6'" style:font-pitch-asian="variable" style:font-size-asian="48pt" style:font-style-asian="normal" style:font-weight-asian="normal" style:font-family-complex="'ヒラギノ角ゴ ProN W6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auto-grow-height="false" draw:fit-to-size="shrink-to-fit">
        <text:list-style style:name="Titr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vertical-align="middle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65pt" fo:font-style="normal" fo:text-shadow="none" style:text-underline-style="none" fo:font-weight="normal" style:letter-kerning="true" style:font-family-asian="'ヒラギノ角ゴ ProN W6'" style:font-pitch-asian="variable" style:font-size-asian="65pt" style:font-style-asian="normal" style:font-weight-asian="normal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auto-grow-height="false" draw:fit-to-size="shrink-to-fit">
        <text:list-style style:name="Titr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3" style:family="presentation" style:parent-style-name="Titre8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4" style:family="presentation" style:parent-style-name="Titre8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5" style:family="presentation" style:parent-style-name="Titre8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6" style:family="presentation" style:parent-style-name="Titre8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7" style:family="presentation" style:parent-style-name="Titre8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8" style:family="presentation" style:parent-style-name="Titre8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9" style:family="presentation" style:parent-style-name="Titre8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vertical-align="middle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auto-grow-height="false" draw:fit-to-size="shrink-to-fit">
        <text:list-style style:name="Titr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3" style:family="presentation" style:parent-style-name="Titre9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4" style:family="presentation" style:parent-style-name="Titre9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5" style:family="presentation" style:parent-style-name="Titre9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6" style:family="presentation" style:parent-style-name="Titre9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7" style:family="presentation" style:parent-style-name="Titre9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8" style:family="presentation" style:parent-style-name="Titre9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9" style:family="presentation" style:parent-style-name="Titre9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vertical-align="middle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10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r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0-notes" style:family="presentation">
      <style:graphic-properties draw:stroke="none" draw:fill="none">
        <text:list-style style:name="Titr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0-outline1" style:family="presentation">
      <style:graphic-properties draw:stroke="none" draw:fill="none" draw:auto-grow-height="false" draw:fit-to-size="shrink-to-fit">
        <text:list-style style:name="Titr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0-outline2" style:family="presentation" style:parent-style-name="Titre10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3" style:family="presentation" style:parent-style-name="Titre10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4" style:family="presentation" style:parent-style-name="Titre10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5" style:family="presentation" style:parent-style-name="Titre10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6" style:family="presentation" style:parent-style-name="Titre10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7" style:family="presentation" style:parent-style-name="Titre10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8" style:family="presentation" style:parent-style-name="Titre10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9" style:family="presentation" style:parent-style-name="Titre10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subtitle" style:family="presentation">
      <style:graphic-properties draw:stroke="none" draw:fill="none" draw:textarea-vertical-align="middle">
        <text:list-style style:name="Titr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0-title" style:family="presentation">
      <style:graphic-properties draw:stroke="none" draw:fill="none" draw:textarea-vertical-align="middle">
        <text:list-style style:name="Titr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1-notes" style:family="presentation">
      <style:graphic-properties draw:stroke="none" draw:fill="none">
        <text:list-style style:name="Titr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1-outline1" style:family="presentation">
      <style:graphic-properties draw:stroke="none" draw:fill="none" draw:auto-grow-height="false" draw:fit-to-size="shrink-to-fit">
        <text:list-style style:name="Titr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11-outline2" style:family="presentation" style:parent-style-name="Titre11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3" style:family="presentation" style:parent-style-name="Titre11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4" style:family="presentation" style:parent-style-name="Titre11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5" style:family="presentation" style:parent-style-name="Titre11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6" style:family="presentation" style:parent-style-name="Titre11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7" style:family="presentation" style:parent-style-name="Titre11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8" style:family="presentation" style:parent-style-name="Titre11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9" style:family="presentation" style:parent-style-name="Titre11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subtitle" style:family="presentation">
      <style:graphic-properties draw:stroke="none" draw:fill="none" draw:textarea-vertical-align="middle">
        <text:list-style style:name="Titr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11-title" style:family="presentation">
      <style:graphic-properties draw:stroke="none" draw:fill="none" draw:textarea-vertical-align="middle">
        <text:list-style style:name="Titr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65pt" fo:font-style="normal" fo:text-shadow="none" style:text-underline-style="none" fo:font-weight="normal" style:letter-kerning="true" style:font-family-asian="'ヒラギノ角ゴ ProN W6'" style:font-pitch-asian="variable" style:font-size-asian="65pt" style:font-style-asian="normal" style:font-weight-asian="normal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style style:name="Titre13-background" style:family="presentation">
      <style:graphic-properties draw:stroke="none" draw:fill="none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3-notes" style:family="presentation">
      <style:graphic-properties draw:stroke="none" draw:fill="none">
        <text:list-style style:name="Titr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4pt" fo:font-style="normal" fo:text-shadow="none" style:text-underline-style="none" fo:font-weight="normal" style:letter-kerning="true" style:font-family-asian="宋体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3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re13-outline1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3-outline2" style:family="presentation" style:parent-style-name="Titre13-outline1">
      <style:paragraph-properties fo:margin-left="0cm" fo:margin-right="0cm" fo:margin-top="1.61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3-outline3" style:family="presentation" style:parent-style-name="Titre13-outline2">
      <style:paragraph-properties fo:margin-left="0cm" fo:margin-right="0cm" fo:margin-top="1.61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3-outline4" style:family="presentation" style:parent-style-name="Titre13-outline3">
      <style:paragraph-properties fo:margin-left="0cm" fo:margin-right="0cm" fo:margin-top="1.61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3-outline5" style:family="presentation" style:parent-style-name="Titre13-outline4">
      <style:paragraph-properties fo:margin-left="0cm" fo:margin-right="0cm" fo:margin-top="1.61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3-outline6" style:family="presentation" style:parent-style-name="Titre13-outline5">
      <style:paragraph-properties fo:margin-left="0cm" fo:margin-right="0cm" fo:margin-top="1.61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3-outline7" style:family="presentation" style:parent-style-name="Titre13-outline6">
      <style:paragraph-properties fo:margin-left="0cm" fo:margin-right="0cm" fo:margin-top="1.61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3-outline8" style:family="presentation" style:parent-style-name="Titre13-outline7">
      <style:paragraph-properties fo:margin-left="0cm" fo:margin-right="0cm" fo:margin-top="1.61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3-outline9" style:family="presentation" style:parent-style-name="Titre13-outline8">
      <style:paragraph-properties fo:margin-left="0cm" fo:margin-right="0cm" fo:margin-top="1.61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3-subtitle" style:family="presentation">
      <style:graphic-properties draw:stroke="none" draw:fill="none" draw:textarea-vertical-align="middle">
        <text:list-style style:name="Titre13-subtitle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letter-kerning="true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 draw:fill-color="#ffffff" draw:fill-image-name="Bitmape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4.152cm, 0.794cm, 0.608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3.624cm, 1.589cm, 3.121cm)" draw:image-opacity="100%" style:mirror="none"/>
    </style:style>
    <style:style style:name="Mgr9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pr1" style:family="presentation" style:parent-style-name="Titre13-backgroundobjects" style:list-style-name="ML3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8pt" fo:language="fr" fo:country="FR" style:font-size-asian="18pt" style:font-size-complex="18pt"/>
    </style:style>
    <style:style style:name="MT3" style:family="text">
      <style:text-properties fo:color="#000000" fo:font-size="32pt" fo:language="fr" fo:country="FR" style:font-family-asian="'ヒラギノ角ゴ ProN W3'" style:font-pitch-asian="variable" style:font-size-asian="32pt" style:font-family-complex="'ヒラギノ角ゴ ProN W3'" style:font-pitch-complex="variable" style:font-size-complex="32pt"/>
    </style:style>
    <style:style style:name="MT4" style:family="text">
      <style:text-properties fo:color="#000000" fo:font-size="72pt" fo:language="fr" fo:country="FR" fo:font-weight="bold" style:font-size-asian="72pt" style:font-weight-asian="bold" style:font-size-complex="72pt" style:font-weight-complex="bold"/>
    </style:style>
    <style:style style:name="MT5" style:family="text">
      <style:text-properties fo:color="#ffffff" fo:font-family="'Gill Sans'" style:font-pitch="variable" fo:font-size="14pt" style:font-family-asian="'Gill Sans'" style:font-pitch-asian="variable" style:font-size-asian="14pt" style:font-family-complex="'Gill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name="Picture 2" draw:style-name="Mgr3" draw:text-style-name="MP3" draw:layer="backgroundobjects" svg:width="45.16cm" svg:height="3.175cm" svg:x="0cm" svg:y="-0.388cm">
        <draw:image xlink:href="Pictures/10000000000006900000005A3554E652.png" xlink:type="simple" xlink:show="embed" xlink:actuate="onLoad">
          <text:p/>
        </draw:image>
      </draw:frame>
      <draw:frame draw:name="Picture 3" draw:style-name="Mgr3" draw:text-style-name="MP3" draw:layer="backgroundobjects" svg:width="45.16cm" svg:height="1.693cm" svg:x="0cm" svg:y="23.742cm">
        <draw:image xlink:href="Pictures/10000000000006900000003052196C63.png" xlink:type="simple" xlink:show="embed" xlink:actuate="onLoad">
          <text:p/>
        </draw:image>
      </draw:frame>
      <draw:frame presentation:style-name="Standard-title" draw:layer="backgroundobjects" svg:width="40.64cm" svg:height="6.097cm" svg:x="2.258cm" svg:y="0.085cm" presentation:class="title" presentation:placeholder="true">
        <draw:text-box/>
      </draw:frame>
      <draw:frame presentation:style-name="Standard-outline1" draw:layer="backgroundobjects" svg:width="40.64cm" svg:height="14.731cm" svg:x="1.579cm" svg:y="12.897cm" presentation:class="outline" presentation:placeholder="true">
        <draw:text-box/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page-thumbnail presentation:style-name="Standard-title" draw:layer="backgroundobjects" svg:width="0.001cm" svg:height="91.441cm" svg:x="-0.001cm" svg:y="-43.79cm" presentation:class="page"/>
        <draw:frame presentation:style-name="Standard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2">
      <office:forms form:automatic-focus="false" form:apply-design-mode="false"/>
      <draw:frame presentation:style-name="Titre1-outline1" draw:layer="backgroundobjects" svg:width="22.115cm" svg:height="14.731cm" svg:x="5.176cm" svg:y="11.698cm" presentation:class="outline" presentation:placeholder="true">
        <draw:text-box/>
      </draw:frame>
      <draw:frame presentation:style-name="Titre1-title" draw:layer="backgroundobjects" svg:width="28.5cm" svg:height="8.569cm" svg:x="2.999cm" svg:y="0.418cm" presentation:class="title" presentation:placeholder="true">
        <draw:text-box/>
      </draw:frame>
      <draw:frame draw:name="Picture 3" draw:style-name="Mgr3" draw:text-style-name="MP3" draw:layer="backgroundobjects" svg:width="11.748cm" svg:height="25.4cm" svg:x="33.443cm" svg:y="0cm">
        <draw:image xlink:href="Pictures/100000000000014D0000031596FD64DC.png" xlink:type="simple" xlink:show="embed" xlink:actuate="onLoad">
          <text:p/>
        </draw:image>
      </draw:frame>
      <draw:custom-shape draw:name="Rectangle 4" draw:style-name="Mgr5" draw:text-style-name="MP6" draw:layer="backgroundobjects" svg:width="6.424cm" svg:height="0.763cm" svg:x="36.101cm" svg:y="24.139cm">
        <text:list text:style-name="ML2">
          <text:list-header>
            <text:p text:style-name="MP5"><text:span text:style-name="MT2">27 au 29 mars 2013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rect draw:style-name="Mgr4" draw:text-style-name="MP4" draw:layer="backgroundobjects" svg:width="19.05cm" svg:height="25.4cm" svg:x="0cm" svg:y="0cm">
          <text:p/>
        </draw:rect>
        <draw:page-thumbnail presentation:style-name="Titre1-title" draw:layer="backgroundobjects" svg:width="0.001cm" svg:height="91.441cm" svg:x="-0.001cm" svg:y="-43.79cm" presentation:class="page"/>
        <draw:frame presentation:style-name="Titr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2" style:page-layout-name="PM1" draw:style-name="Mdp2">
      <office:forms form:automatic-focus="false" form:apply-design-mode="false"/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2-title" draw:layer="backgroundobjects" svg:width="43.493cm" svg:height="5.701cm" svg:x="0.81cm" svg:y="-0.557cm" presentation:class="title" presentation:placeholder="true">
        <draw:text-box/>
      </draw:frame>
      <draw:frame presentation:style-name="Titre2-outline1" draw:layer="backgroundobjects" svg:width="41.024cm" svg:height="14.731cm" svg:x="2.046cm" svg:y="5.714cm" presentation:class="outline" presentation:placeholder="true">
        <draw:text-box/>
      </draw:frame>
      <draw:frame draw:name="Picture 4" draw:style-name="Mgr7" draw:text-style-name="MP3" draw:layer="backgroundobjects" svg:width="45.182cm" svg:height="0.542cm" svg:x="-0.022cm" svg:y="24.959cm">
        <draw:image xlink:href="Pictures/100002010000069000000030FB2F82A9.png" xlink:type="simple" xlink:show="embed" xlink:actuate="onLoad">
          <text:p/>
        </draw:image>
      </draw:frame>
      <draw:frame draw:name="Picture 5" draw:style-name="Mgr8" draw:text-style-name="MP3" draw:layer="backgroundobjects" svg:width="45.16cm" svg:height="1.058cm" svg:x="0cm" svg:y="-0.494cm">
        <draw:image xlink:href="Pictures/10000000000006900000005A3554E652.png" xlink:type="simple" xlink:show="embed" xlink:actuate="onLoad">
          <text:p/>
        </draw:image>
      </draw:frame>
      <draw:line draw:name="Line 6" draw:style-name="Mgr9" draw:text-style-name="MP3" draw:layer="backgroundobjects" svg:x1="0.013cm" svg:y1="4.185cm" svg:x2="45.16cm" svg:y2="4.299cm">
        <text:p/>
      </draw:line>
      <presentation:notes style:page-layout-name="PM2">
        <draw:rect draw:style-name="Mgr4" draw:text-style-name="MP4" draw:layer="backgroundobjects" svg:width="19.05cm" svg:height="25.4cm" svg:x="0cm" svg:y="0cm">
          <text:p/>
        </draw:rect>
        <draw:page-thumbnail presentation:style-name="Titre2-title" draw:layer="backgroundobjects" svg:width="0.001cm" svg:height="91.441cm" svg:x="-0.001cm" svg:y="-43.79cm" presentation:class="page"/>
        <draw:frame presentation:style-name="Titre2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3" style:page-layout-name="PM1" draw:style-name="Mdp2">
      <office:forms form:automatic-focus="false" form:apply-design-mode="false"/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3-title" draw:layer="backgroundobjects" svg:width="43.493cm" svg:height="5.701cm" svg:x="0.81cm" svg:y="-0.557cm" presentation:class="title" presentation:placeholder="true">
        <draw:text-box/>
      </draw:frame>
      <draw:frame presentation:style-name="Titre3-outline1" draw:layer="backgroundobjects" svg:width="41.024cm" svg:height="14.731cm" svg:x="2.046cm" svg:y="5.714cm" presentation:class="outline" presentation:placeholder="true">
        <draw:text-box/>
      </draw:frame>
      <draw:line draw:name="Line 4" draw:style-name="Mgr9" draw:text-style-name="MP3" draw:layer="backgroundobjects" svg:x1="0.013cm" svg:y1="4.185cm" svg:x2="45.16cm" svg:y2="4.299cm">
        <text:p/>
      </draw:line>
      <draw:frame draw:name="Picture 5" draw:style-name="Mgr7" draw:text-style-name="MP3" draw:layer="backgroundobjects" svg:width="45.16cm" svg:height="0.542cm" svg:x="0cm" svg:y="24.959cm">
        <draw:image xlink:href="Pictures/100002010000069000000030FB2F82A9.png" xlink:type="simple" xlink:show="embed" xlink:actuate="onLoad">
          <text:p/>
        </draw:image>
      </draw:frame>
      <draw:frame draw:name="Picture 6" draw:style-name="Mgr8" draw:text-style-name="MP3" draw:layer="backgroundobjects" svg:width="45.16cm" svg:height="0.948cm" svg:x="0cm" svg:y="-0.445cm">
        <draw:image xlink:href="Pictures/10000000000006900000005A3554E652.pn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page-thumbnail presentation:style-name="Titre3-title" draw:layer="backgroundobjects" svg:width="0.001cm" svg:height="91.441cm" svg:x="-0.001cm" svg:y="-43.79cm" presentation:class="page"/>
        <draw:frame presentation:style-name="Titre3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4" style:page-layout-name="PM1" draw:style-name="Mdp2">
      <office:forms form:automatic-focus="false" form:apply-design-mode="false"/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4-title" draw:layer="backgroundobjects" svg:width="43.493cm" svg:height="4.345cm" svg:x="0.81cm" svg:y="0.119cm" presentation:class="title" presentation:placeholder="true">
        <draw:text-box/>
      </draw:frame>
      <draw:line draw:name="Line 3" draw:style-name="Mgr9" draw:text-style-name="MP3" draw:layer="backgroundobjects" svg:x1="0.013cm" svg:y1="3.444cm" svg:x2="45.16cm" svg:y2="3.497cm">
        <text:p/>
      </draw:line>
      <draw:frame presentation:style-name="Titre4-outline1" draw:layer="backgroundobjects" svg:width="40.64cm" svg:height="14.731cm" svg:x="2.258cm" svg:y="5.943cm" presentation:class="outline" presentation:placeholder="true">
        <draw:text-box/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page-thumbnail presentation:style-name="Titre4-title" draw:layer="backgroundobjects" svg:width="0.001cm" svg:height="91.441cm" svg:x="-0.001cm" svg:y="-43.79cm" presentation:class="page"/>
        <draw:frame presentation:style-name="Titre4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5" style:page-layout-name="PM1" draw:style-name="Mdp2">
      <office:forms form:automatic-focus="false" form:apply-design-mode="false"/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5-title" draw:layer="backgroundobjects" svg:width="43.493cm" svg:height="4.345cm" svg:x="0.81cm" svg:y="0.119cm" presentation:class="title" presentation:placeholder="true">
        <draw:text-box/>
      </draw:frame>
      <draw:line draw:name="Line 3" draw:style-name="Mgr9" draw:text-style-name="MP3" draw:layer="backgroundobjects" svg:x1="0.013cm" svg:y1="3.444cm" svg:x2="45.16cm" svg:y2="3.298cm">
        <text:p/>
      </draw:line>
      <draw:frame presentation:style-name="Titre5-outline1" draw:layer="backgroundobjects" svg:width="40.64cm" svg:height="14.731cm" svg:x="2.258cm" svg:y="5.943cm" presentation:class="outline" presentation:placeholder="true">
        <draw:text-box/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page-thumbnail presentation:style-name="Titre5-title" draw:layer="backgroundobjects" svg:width="0.001cm" svg:height="91.441cm" svg:x="-0.001cm" svg:y="-43.79cm" presentation:class="page"/>
        <draw:frame presentation:style-name="Titre5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6" style:page-layout-name="PM1" draw:style-name="Mdp2">
      <office:forms form:automatic-focus="false" form:apply-design-mode="false"/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6-title" draw:layer="backgroundobjects" svg:width="43.493cm" svg:height="4.159cm" svg:x="0.81cm" svg:y="0.212cm" presentation:class="title" presentation:placeholder="true">
        <draw:text-box/>
      </draw:frame>
      <draw:line draw:name="Line 3" draw:style-name="Mgr9" draw:text-style-name="MP3" draw:layer="backgroundobjects" svg:x1="0.013cm" svg:y1="3.515cm" svg:x2="45.16cm" svg:y2="3.497cm">
        <text:p/>
      </draw:line>
      <presentation:notes style:page-layout-name="PM2">
        <draw:rect draw:style-name="Mgr4" draw:text-style-name="MP4" draw:layer="backgroundobjects" svg:width="19.05cm" svg:height="25.4cm" svg:x="0cm" svg:y="0cm">
          <text:p/>
        </draw:rect>
        <draw:page-thumbnail presentation:style-name="Titre6-title" draw:layer="backgroundobjects" svg:width="0.001cm" svg:height="91.441cm" svg:x="-0.001cm" svg:y="-43.79cm" presentation:class="page"/>
        <draw:frame presentation:style-name="Titre6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7" style:page-layout-name="PM1" draw:style-name="Mdp2">
      <office:forms form:automatic-focus="false" form:apply-design-mode="false"/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draw:name="Picture 2" draw:style-name="Mgr3" draw:text-style-name="MP3" draw:layer="backgroundobjects" svg:width="8.82cm" svg:height="8.819cm" svg:x="32.138cm" svg:y="5.433cm">
        <draw:image xlink:href="Pictures/10000000000000FA000000FAD5AE35E2.png" xlink:type="simple" xlink:show="embed" xlink:actuate="onLoad">
          <text:p/>
        </draw:image>
      </draw:frame>
      <draw:custom-shape draw:name="Rectangle 3" draw:style-name="Mgr10" draw:text-style-name="MP6" draw:layer="backgroundobjects" svg:width="22.013cm" svg:height="1.553cm" svg:x="2.183cm" svg:y="9.066cm">
        <text:list text:style-name="ML1">
          <text:list-header>
            <text:p text:style-name="MP5"><text:span text:style-name="MT3">Hashtag de la conférence #DevoxxFR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re7-title" draw:layer="backgroundobjects" svg:width="40.643cm" svg:height="4.24cm" svg:x="2.258cm" svg:y="1.013cm" presentation:class="title" presentation:placeholder="true">
        <draw:text-box/>
      </draw:frame>
      <draw:frame presentation:style-name="Titre7-outline1" draw:layer="backgroundobjects" svg:width="39.739cm" svg:height="14.731cm" svg:x="2.258cm" svg:y="5.943cm" presentation:class="outline" presentation:placeholder="true">
        <draw:text-box/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page-thumbnail presentation:style-name="Titre7-title" draw:layer="backgroundobjects" svg:width="0.001cm" svg:height="91.441cm" svg:x="-0.001cm" svg:y="-43.79cm" presentation:class="page"/>
        <draw:frame presentation:style-name="Titre7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8" style:page-layout-name="PM1" draw:style-name="Mdp2">
      <office:forms form:automatic-focus="false" form:apply-design-mode="false"/>
      <draw:frame draw:name="Picture 1" draw:style-name="Mgr3" draw:text-style-name="MP3" draw:layer="backgroundobjects" svg:width="10.844cm" svg:height="4.057cm" svg:x="14.168cm" svg:y="20.99cm">
        <draw:image xlink:href="Pictures/10000201000001D9000000B152374F1B.png" xlink:type="simple" xlink:show="embed" xlink:actuate="onLoad">
          <text:p/>
        </draw:image>
      </draw:frame>
      <draw:frame draw:name="Picture 2" draw:style-name="Mgr3" draw:text-style-name="MP3" draw:layer="backgroundobjects" svg:width="11.747cm" svg:height="25.365cm" svg:x="33.373cm" svg:y="0cm">
        <draw:image xlink:href="Pictures/100000000000014D0000031596FD64DC.png" xlink:type="simple" xlink:show="embed" xlink:actuate="onLoad">
          <text:p/>
        </draw:image>
      </draw:frame>
      <draw:frame presentation:style-name="Titre8-title" draw:layer="backgroundobjects" svg:width="40.643cm" svg:height="4.24cm" svg:x="2.258cm" svg:y="1.013cm" presentation:class="title" presentation:placeholder="true">
        <draw:text-box/>
      </draw:frame>
      <draw:frame presentation:style-name="Titre8-outline1" draw:layer="backgroundobjects" svg:width="39.739cm" svg:height="14.731cm" svg:x="2.258cm" svg:y="5.943cm" presentation:class="outline" presentation:placeholder="true">
        <draw:text-box/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page-thumbnail presentation:style-name="Titre8-title" draw:layer="backgroundobjects" svg:width="0.001cm" svg:height="91.441cm" svg:x="-0.001cm" svg:y="-43.79cm" presentation:class="page"/>
        <draw:frame presentation:style-name="Titre8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9" style:page-layout-name="PM1" draw:style-name="Mdp1">
      <office:forms form:automatic-focus="false" form:apply-design-mode="false"/>
      <draw:frame presentation:style-name="Titre9-title" draw:layer="backgroundobjects" svg:width="40.643cm" svg:height="4.24cm" svg:x="2.258cm" svg:y="1.013cm" presentation:class="title" presentation:placeholder="true">
        <draw:text-box/>
      </draw:frame>
      <draw:frame presentation:style-name="Titre9-outline1" draw:layer="backgroundobjects" svg:width="39.739cm" svg:height="14.731cm" svg:x="2.258cm" svg:y="5.943cm" presentation:class="outline" presentation:placeholder="true">
        <draw:text-box/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page-thumbnail presentation:style-name="Titre9-title" draw:layer="backgroundobjects" svg:width="0.001cm" svg:height="91.441cm" svg:x="-0.001cm" svg:y="-43.79cm" presentation:class="page"/>
        <draw:frame presentation:style-name="Titre9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10" style:page-layout-name="PM1" draw:style-name="Mdp1">
      <office:forms form:automatic-focus="false" form:apply-design-mode="false"/>
      <draw:custom-shape draw:name="Rectangle 1" draw:style-name="Mgr10" draw:text-style-name="MP6" draw:layer="backgroundobjects" svg:width="28.646cm" svg:height="6.138cm" svg:x="16.148cm" svg:y="8.573cm">
        <text:list text:style-name="ML1">
          <text:list-header>
            <text:p text:style-name="MP5"><text:span text:style-name="MT4">Questions</text:span></text:p>
            <text:p text:style-name="MP5"><text:span text:style-name="MT4">Réponses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2" draw:style-name="Mgr3" draw:text-style-name="MP3" draw:layer="backgroundobjects" svg:width="45.16cm" svg:height="3.175cm" svg:x="0cm" svg:y="-0.388cm">
        <draw:image xlink:href="Pictures/10000000000006900000005A3554E652.png" xlink:type="simple" xlink:show="embed" xlink:actuate="onLoad">
          <text:p/>
        </draw:image>
      </draw:frame>
      <draw:frame draw:name="Picture 3" draw:style-name="Mgr3" draw:text-style-name="MP3" draw:layer="backgroundobjects" svg:width="45.16cm" svg:height="1.693cm" svg:x="0cm" svg:y="23.742cm">
        <draw:image xlink:href="Pictures/10000000000006900000003052196C63.pn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page-thumbnail presentation:style-name="Titre10-title" draw:layer="backgroundobjects" svg:width="0.001cm" svg:height="91.441cm" svg:x="-0.001cm" svg:y="-43.79cm" presentation:class="page"/>
        <draw:frame presentation:style-name="Titre10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11" style:page-layout-name="PM1" draw:style-name="Mdp2">
      <office:forms form:automatic-focus="false" form:apply-design-mode="false"/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presentation:notes style:page-layout-name="PM2">
        <draw:rect draw:style-name="Mgr4" draw:text-style-name="MP4" draw:layer="backgroundobjects" svg:width="19.05cm" svg:height="25.4cm" svg:x="0cm" svg:y="0cm">
          <text:p/>
        </draw:rect>
        <draw:page-thumbnail presentation:style-name="Titre11-title" draw:layer="backgroundobjects" svg:width="0.001cm" svg:height="91.441cm" svg:x="-0.001cm" svg:y="-43.79cm" presentation:class="page"/>
        <draw:frame presentation:style-name="Titre1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13" style:page-layout-name="PM1" draw:style-name="Mdp3">
      <office:forms form:automatic-focus="false" form:apply-design-mode="false"/>
      <draw:frame presentation:style-name="Titre13-outline1" draw:layer="backgroundobjects" svg:width="18.909cm" svg:height="14.731cm" svg:x="3.208cm" svg:y="3.021cm" presentation:class="outline" presentation:placeholder="true">
        <draw:text-box/>
      </draw:frame>
      <draw:frame presentation:style-name="Titre13-title" draw:layer="backgroundobjects" svg:width="38.735cm" svg:height="6.549cm" svg:x="3.208cm" svg:y="0.588cm" presentation:class="title" presentation:placeholder="true">
        <draw:text-box/>
      </draw:frame>
      <draw:frame presentation:style-name="Mpr1" draw:text-style-name="MP8" draw:layer="backgroundobjects" svg:width="0.811cm" svg:height="0.853cm" svg:x="44.294cm" svg:y="24.516cm" presentation:class="page-number">
        <draw:text-box>
          <text:list text:style-name="ML3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Titre13-title" draw:layer="backgroundobjects" svg:width="0.001cm" svg:height="0.001cm" svg:x="0cm" svg:y="1.93cm" presentation:class="page"/>
        <draw:frame presentation:style-name="Titre1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dc:date>2013-03-29T10:26:01</dc:date>
    <meta:editing-cycles>17</meta:editing-cycles>
    <meta:editing-duration>PT51M55S</meta:editing-duration>
    <meta:generator>LibreOffice/3.6$Linux_X86_64 LibreOffice_project/360m1$Build-2</meta:generator>
    <dc:creator>Stephane Epardaud</dc:creator>
    <meta:document-statistic meta:object-count="173"/>
  </office:meta>
</office:document-meta>
</file>